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39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STATISTICS_APLENGTH_7_Algorithms_c_distribution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znia1_KNN_3_distanceAlgorithm_STATISTICS_APLENGTH_7_Algorithms_c_distribution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4:18:23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